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rescente" table:style-name="ta1">
        <table:shapes>
          <draw:frame draw:z-index="0" draw:style-name="gr1" draw:text-style-name="P1" svg:width="159.99mm" svg:height="89.99mm" svg:x="195.39mm" svg:y="10.03mm">
            <loext:p draw:notify-on-update-of-ranges="crescente.H2:crescente.H2 crescente.H3:crescente.H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Crescente</text:p>
          </table:table-cell>
          <table:covered-table-cell table:number-columns-repeated="7" table:style-name="Default"/>
        </table:table-row>
        <table:table-row table:style-name="ro1">
          <table:table-cell table:style-name="Default"/>
          <table:table-cell office:value-type="string" calcext:value-type="string">
            <text:p>ALU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formula="of:=[.G3]/50*10^6"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  <table:table-cell table:formula="of:=[.G4]/50*10^6" office:value-type="float" office:value="11100000" calcext:value-type="float">
            <text:p>11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formula="of:=[.G5]/50*10^6" office:value-type="float" office:value="12300000" calcext:value-type="float">
            <text:p>123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  <table:table-cell table:formula="of:=[.G6]/50*10^6" office:value-type="float" office:value="12680000" calcext:value-type="float">
            <text:p>126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formula="of:=[.G7]/50*10^6" office:value-type="float" office:value="12300000" calcext:value-type="float">
            <text:p>123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  <table:table-cell table:formula="of:=[.G8]/50*10^6" office:value-type="float" office:value="11100000" calcext:value-type="float">
            <text:p>111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formula="of:=[.G9]/50*10^6"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315" calcext:value-type="float">
            <text:p>315</text:p>
          </table:table-cell>
          <table:table-cell table:formula="of:=[.G10]/50*10^6" office:value-type="float" office:value="6300000" calcext:value-type="float">
            <text:p>63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table:formula="of:=[.G11]/50*10^6" office:value-type="float" office:value="2820000" calcext:value-type="float">
            <text:p>282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67" calcext:value-type="float">
            <text:p>267</text:p>
          </table:table-cell>
          <table:table-cell table:formula="of:=[.G12]/50*10^6" office:value-type="float" office:value="5340000" calcext:value-type="float">
            <text:p>534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3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4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5]/50*10^6" office:value-type="float" office:value="2860000" calcext:value-type="float">
            <text:p>286000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6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7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8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9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20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21]/50*10^6" office:value-type="float" office:value="2860000" calcext:value-type="float">
            <text:p>2860000</text:p>
          </table:table-cell>
        </table:table-row>
      </table:table>
      <table:table table:name="decrescente" table:style-name="ta1">
        <table:shapes>
          <draw:frame draw:z-index="0" draw:style-name="gr1" draw:text-style-name="P1" svg:width="159.99mm" svg:height="89.99mm" svg:x="195.39mm" svg:y="10.03mm">
            <loext:p draw:notify-on-update-of-ranges="decrescente.H2:decrescente.H2 decrescente.H3:decrescente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Decrescente</text:p>
          </table:table-cell>
          <table:covered-table-cell table:number-columns-repeated="7" table:style-name="Default"/>
        </table:table-row>
        <table:table-row table:style-name="ro1">
          <table:table-cell table:style-name="Default"/>
          <table:table-cell office:value-type="string" calcext:value-type="string">
            <text:p>ALU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7" calcext:value-type="float">
            <text:p>457</text:p>
          </table:table-cell>
          <table:table-cell table:formula="of:=[.G3]/50*10^6" office:value-type="float" office:value="9140000" calcext:value-type="float">
            <text:p>91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571" calcext:value-type="float">
            <text:p>571</text:p>
          </table:table-cell>
          <table:table-cell table:formula="of:=[.G4]/50*10^6" office:value-type="float" office:value="11420000" calcext:value-type="float">
            <text:p>114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665" calcext:value-type="float">
            <text:p>665</text:p>
          </table:table-cell>
          <table:table-cell table:formula="of:=[.G5]/50*10^6" office:value-type="float" office:value="13300000" calcext:value-type="float">
            <text:p>133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112" calcext:value-type="float">
            <text:p>112</text:p>
          </table:table-cell>
          <table:table-cell office:value-type="float" office:value="739" calcext:value-type="float">
            <text:p>739</text:p>
          </table:table-cell>
          <table:table-cell table:formula="of:=[.G6]/50*10^6" office:value-type="float" office:value="14780000" calcext:value-type="float">
            <text:p>147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793" calcext:value-type="float">
            <text:p>793</text:p>
          </table:table-cell>
          <table:table-cell table:formula="of:=[.G7]/50*10^6" office:value-type="float" office:value="15860000" calcext:value-type="float">
            <text:p>1586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office:value-type="float" office:value="125" calcext:value-type="float">
            <text:p>125</text:p>
          </table:table-cell>
          <table:table-cell office:value-type="float" office:value="827" calcext:value-type="float">
            <text:p>827</text:p>
          </table:table-cell>
          <table:table-cell table:formula="of:=[.G8]/50*10^6" office:value-type="float" office:value="16540000" calcext:value-type="float">
            <text:p>1654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  <table:table-cell office:value-type="float" office:value="841" calcext:value-type="float">
            <text:p>841</text:p>
          </table:table-cell>
          <table:table-cell table:formula="of:=[.G9]/50*10^6" office:value-type="float" office:value="16820000" calcext:value-type="float">
            <text:p>1682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 office:value-type="float" office:value="835" calcext:value-type="float">
            <text:p>835</text:p>
          </table:table-cell>
          <table:table-cell table:formula="of:=[.G10]/50*10^6" office:value-type="float" office:value="16700000" calcext:value-type="float">
            <text:p>167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float" office:value="815" calcext:value-type="float">
            <text:p>815</text:p>
          </table:table-cell>
          <table:table-cell table:formula="of:=[.G11]/50*10^6" office:value-type="float" office:value="16300000" calcext:value-type="float">
            <text:p>163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2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3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4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5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6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7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8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9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20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21]/50*10^6" office:value-type="float" office:value="19780000" calcext:value-type="float">
            <text:p>1978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text>12,3,4,5,6,7,8,9,1</number:text>
      <number:number number:decimal-places="8" loext:min-decimal-places="8" number:min-integer-digits="0"/>
      <number:text>,2,3,4,5,7,8,9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6:39:17.484492529</meta:creation-date>
    <dc:date>2016-10-02T17:30:16.583674603</dc:date>
    <meta:editing-duration>PT29M26S</meta:editing-duration>
    <meta:editing-cycles>5</meta:editing-cycles>
    <meta:generator>LibreOffice/5.1.4.2$Linux_X86_64 LibreOffice_project/10m0$Build-2</meta:generator>
    <meta:document-statistic meta:table-count="2" meta:cell-count="3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text>12,3,4,5,6,7,8,9,1</number:text>
      <number:number number:decimal-places="8" loext:min-decimal-places="8" number:min-integer-digits="0"/>
      <number:text>,2,3,4,5,7,8,9,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Tempo de execução</text:p>
        </chart:title>
        <chart:subtitle svg:x="6.25cm" svg:y="1.275cm" chart:style-name="ch3">
          <text:p>ordem decrescente</text:p>
        </chart:subtitle>
        <chart:legend chart:legend-position="end" svg:x="12.229cm" svg:y="4.201cm" style:legend-expansion="high" chart:style-name="ch4"/>
        <chart:plot-area chart:style-name="ch5" table:cell-range-address="decrescente.H2:decrescente.H21" chart:data-source-has-labels="row" svg:x="1.331cm" svg:y="2.138cm" svg:width="10.578cm" svg:height="6.682cm">
          <chartooo:coordinate-region svg:x="3.064cm" svg:y="2.337cm" svg:width="8.845cm" svg:height="5.836cm"/>
          <chart:axis chart:dimension="x" chart:name="primary-x" chart:style-name="ch6"/>
          <chart:axis chart:dimension="y" chart:name="primary-y" chart:style-name="ch7">
            <chart:title svg:x="0.451cm" svg:y="6.952cm" chart:style-name="ch8">
              <text:p>tempo de execução</text:p>
            </chart:title>
            <chart:grid chart:style-name="ch9" chart:class="major"/>
          </chart:axis>
          <chart:series chart:style-name="ch10" chart:values-cell-range-address="decrescente.H3:decrescente.H21" chart:label-cell-address="decrescente.H2:decrescente.H2" chart:class="chart:bar">
            <chart:data-point chart:repeated="18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</text:p>
                <draw:g>
                  <svg:desc>decrescente.H2:decrescent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40000">
                <text:p>9140000</text:p>
                <draw:g>
                  <svg:desc>decrescente.H3:decrescente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20000">
                <text:p>1142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00000">
                <text:p>13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80000">
                <text:p>147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60000">
                <text:p>158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40000">
                <text:p>1654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20000">
                <text:p>1682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00000">
                <text:p>167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00000">
                <text:p>16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80000">
                <text:p>1978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0000">
                <text:p>1978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Tempo de execuçãao</text:p>
        </chart:title>
        <chart:subtitle svg:x="6.461cm" svg:y="1.275cm" chart:style-name="ch3">
          <text:p>ordem crescente</text:p>
        </chart:subtitle>
        <chart:legend chart:legend-position="end" svg:x="12.229cm" svg:y="4.201cm" style:legend-expansion="high" chart:style-name="ch4"/>
        <chart:plot-area chart:style-name="ch5" table:cell-range-address="crescente.H2:crescente.H21" chart:data-source-has-labels="row" svg:x="0.32cm" svg:y="2.138cm" svg:width="11.589cm" svg:height="6.682cm">
          <chartooo:coordinate-region svg:x="2.053cm" svg:y="2.337cm" svg:width="9.856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crescente.H3:crescente.H21" chart:label-cell-address="crescente.H2:crescente.H2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</text:p>
                <draw:g>
                  <svg:desc>crescente.H2:crescent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00000">
                <text:p>9100000</text:p>
                <draw:g>
                  <svg:desc>crescente.H3:crescente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00000">
                <text:p>11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00000">
                <text:p>12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80000">
                <text:p>126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00000">
                <text:p>123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00000">
                <text:p>111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00000">
                <text:p>91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00000">
                <text:p>63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0000">
                <text:p>282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40000">
                <text:p>534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0000">
                <text:p>286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60000">
                <text:p>286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